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" table:style-name="ta1">
        <table:shapes>
          <draw:frame draw:z-index="0" draw:style-name="gr1" draw:text-style-name="P1" svg:width="27.341cm" svg:height="16.389cm" svg:x="0.275cm" svg:y="7.463cm">
            <draw:object draw:notify-on-update-of-ranges="Data.A2:Data.A11 Data.B1:Data.B1 Data.B2:Data.B11 Data.A2:Data.A11 Data.C1:Data.C1 Data.C2:Data.C11 Data.A2:Data.A11 Data.D1:Data.D1 Data.D2:Data.D11 Data.A2:Data.A11 Data.E1:Data.E1 Data.E2:Data.E11 Data.A2:Data.A11 Data.F1:Data.F1 Data.F2:Data.F11 Data.A2:Data.A11 Data.G1:Data.G1 Data.G2:Data.G11 Data.A2:Data.A11 Data.H1:Data.H1 Data.H2:Data.H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ilter size</text:p>
          </table:table-cell>
          <table:table-cell office:value-type="string" calcext:value-type="string">
            <text:p>inp1.txt</text:p>
          </table:table-cell>
          <table:table-cell office:value-type="string" calcext:value-type="string">
            <text:p>inp1B.txt</text:p>
          </table:table-cell>
          <table:table-cell office:value-type="string" calcext:value-type="string">
            <text:p>inp2.txt</text:p>
          </table:table-cell>
          <table:table-cell office:value-type="string" calcext:value-type="string">
            <text:p>inp2B.txt</text:p>
          </table:table-cell>
          <table:table-cell office:value-type="string" calcext:value-type="string">
            <text:p>inp3.txt</text:p>
          </table:table-cell>
          <table:table-cell office:value-type="string" calcext:value-type="string">
            <text:p>inp3B.txt</text:p>
          </table:table-cell>
          <table:table-cell office:value-type="string" calcext:value-type="string">
            <text:p>inp4.tx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530782" calcext:value-type="float">
            <text:p>1.1530782</text:p>
          </table:table-cell>
          <table:table-cell office:value-type="float" office:value="1.1547884" calcext:value-type="float">
            <text:p>1.1547884</text:p>
          </table:table-cell>
          <table:table-cell office:value-type="float" office:value="1.0620489" calcext:value-type="float">
            <text:p>1.0620489</text:p>
          </table:table-cell>
          <table:table-cell office:value-type="float" office:value="1.0804042" calcext:value-type="float">
            <text:p>1.0804042</text:p>
          </table:table-cell>
          <table:table-cell office:value-type="float" office:value="1.0321307" calcext:value-type="float">
            <text:p>1.0321307</text:p>
          </table:table-cell>
          <table:table-cell office:value-type="float" office:value="1.0332456" calcext:value-type="float">
            <text:p>1.0332456</text:p>
          </table:table-cell>
          <table:table-cell office:value-type="float" office:value="1.0599155" calcext:value-type="float">
            <text:p>1.05991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050454" calcext:value-type="float">
            <text:p>1.0050454</text:p>
          </table:table-cell>
          <table:table-cell office:value-type="float" office:value="1.0724378" calcext:value-type="float">
            <text:p>1.0724378</text:p>
          </table:table-cell>
          <table:table-cell office:value-type="float" office:value="1.0091927" calcext:value-type="float">
            <text:p>1.0091927</text:p>
          </table:table-cell>
          <table:table-cell office:value-type="float" office:value="1.0083998" calcext:value-type="float">
            <text:p>1.0083998</text:p>
          </table:table-cell>
          <table:table-cell office:value-type="float" office:value="1.0328423" calcext:value-type="float">
            <text:p>1.0328423</text:p>
          </table:table-cell>
          <table:table-cell office:value-type="float" office:value="1.035354" calcext:value-type="float">
            <text:p>1.035354</text:p>
          </table:table-cell>
          <table:table-cell office:value-type="float" office:value="1.0201154" calcext:value-type="float">
            <text:p>1.02011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226125" calcext:value-type="float">
            <text:p>1.0226125</text:p>
          </table:table-cell>
          <table:table-cell office:value-type="float" office:value="0.9951279" calcext:value-type="float">
            <text:p>0.9951279</text:p>
          </table:table-cell>
          <table:table-cell office:value-type="float" office:value="1.0233855" calcext:value-type="float">
            <text:p>1.0233855</text:p>
          </table:table-cell>
          <table:table-cell office:value-type="float" office:value="1.0485989" calcext:value-type="float">
            <text:p>1.0485989</text:p>
          </table:table-cell>
          <table:table-cell office:value-type="float" office:value="1.061165" calcext:value-type="float">
            <text:p>1.061165</text:p>
          </table:table-cell>
          <table:table-cell office:value-type="float" office:value="1.0617778" calcext:value-type="float">
            <text:p>1.0617778</text:p>
          </table:table-cell>
          <table:table-cell office:value-type="float" office:value="1.0270666" calcext:value-type="float">
            <text:p>1.02706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839602" calcext:value-type="float">
            <text:p>1.0839602</text:p>
          </table:table-cell>
          <table:table-cell office:value-type="float" office:value="1.1575563" calcext:value-type="float">
            <text:p>1.1575563</text:p>
          </table:table-cell>
          <table:table-cell office:value-type="float" office:value="1.0800197" calcext:value-type="float">
            <text:p>1.0800197</text:p>
          </table:table-cell>
          <table:table-cell office:value-type="float" office:value="1.0880033" calcext:value-type="float">
            <text:p>1.0880033</text:p>
          </table:table-cell>
          <table:table-cell office:value-type="float" office:value="1.080827" calcext:value-type="float">
            <text:p>1.080827</text:p>
          </table:table-cell>
          <table:table-cell office:value-type="float" office:value="1.0770323" calcext:value-type="float">
            <text:p>1.0770323</text:p>
          </table:table-cell>
          <table:table-cell office:value-type="float" office:value="1.0342126" calcext:value-type="float">
            <text:p>1.03421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174192" calcext:value-type="float">
            <text:p>1.0174192</text:p>
          </table:table-cell>
          <table:table-cell office:value-type="float" office:value="1.1603634" calcext:value-type="float">
            <text:p>1.1603634</text:p>
          </table:table-cell>
          <table:table-cell office:value-type="float" office:value="1.0890365" calcext:value-type="float">
            <text:p>1.0890365</text:p>
          </table:table-cell>
          <table:table-cell office:value-type="float" office:value="1.0932679" calcext:value-type="float">
            <text:p>1.0932679</text:p>
          </table:table-cell>
          <table:table-cell office:value-type="float" office:value="1.0919018" calcext:value-type="float">
            <text:p>1.0919018</text:p>
          </table:table-cell>
          <table:table-cell office:value-type="float" office:value="1.095849" calcext:value-type="float">
            <text:p>1.095849</text:p>
          </table:table-cell>
          <table:table-cell office:value-type="float" office:value="1.0422902" calcext:value-type="float">
            <text:p>1.04229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1298937" calcext:value-type="float">
            <text:p>1.1298937</text:p>
          </table:table-cell>
          <table:table-cell office:value-type="float" office:value="1.0684094" calcext:value-type="float">
            <text:p>1.0684094</text:p>
          </table:table-cell>
          <table:table-cell office:value-type="float" office:value="1.1208028" calcext:value-type="float">
            <text:p>1.1208028</text:p>
          </table:table-cell>
          <table:table-cell office:value-type="float" office:value="1.1114625" calcext:value-type="float">
            <text:p>1.1114625</text:p>
          </table:table-cell>
          <table:table-cell office:value-type="float" office:value="1.115918" calcext:value-type="float">
            <text:p>1.115918</text:p>
          </table:table-cell>
          <table:table-cell office:value-type="float" office:value="1.1162412" calcext:value-type="float">
            <text:p>1.1162412</text:p>
          </table:table-cell>
          <table:table-cell office:value-type="float" office:value="1.0507517" calcext:value-type="float">
            <text:p>1.05075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681978" calcext:value-type="float">
            <text:p>1.0681978</text:p>
          </table:table-cell>
          <table:table-cell office:value-type="float" office:value="1.0470124" calcext:value-type="float">
            <text:p>1.0470124</text:p>
          </table:table-cell>
          <table:table-cell office:value-type="float" office:value="1.1235392" calcext:value-type="float">
            <text:p>1.1235392</text:p>
          </table:table-cell>
          <table:table-cell office:value-type="float" office:value="1.142426" calcext:value-type="float">
            <text:p>1.142426</text:p>
          </table:table-cell>
          <table:table-cell office:value-type="float" office:value="1.1389225" calcext:value-type="float">
            <text:p>1.1389225</text:p>
          </table:table-cell>
          <table:table-cell office:value-type="float" office:value="1.1276027" calcext:value-type="float">
            <text:p>1.1276027</text:p>
          </table:table-cell>
          <table:table-cell office:value-type="float" office:value="1.0680941" calcext:value-type="float">
            <text:p>1.06809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83089" calcext:value-type="float">
            <text:p>1.283089</text:p>
          </table:table-cell>
          <table:table-cell office:value-type="float" office:value="1.1590098" calcext:value-type="float">
            <text:p>1.1590098</text:p>
          </table:table-cell>
          <table:table-cell office:value-type="float" office:value="1.1495609" calcext:value-type="float">
            <text:p>1.1495609</text:p>
          </table:table-cell>
          <table:table-cell office:value-type="float" office:value="1.1473835" calcext:value-type="float">
            <text:p>1.1473835</text:p>
          </table:table-cell>
          <table:table-cell office:value-type="float" office:value="1.155152" calcext:value-type="float">
            <text:p>1.155152</text:p>
          </table:table-cell>
          <table:table-cell office:value-type="float" office:value="1.1457701" calcext:value-type="float">
            <text:p>1.1457701</text:p>
          </table:table-cell>
          <table:table-cell office:value-type="float" office:value="1.0837604" calcext:value-type="float">
            <text:p>1.08376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3530072" calcext:value-type="float">
            <text:p>1.3530072</text:p>
          </table:table-cell>
          <table:table-cell office:value-type="float" office:value="1.1511763" calcext:value-type="float">
            <text:p>1.1511763</text:p>
          </table:table-cell>
          <table:table-cell office:value-type="float" office:value="1.178242" calcext:value-type="float">
            <text:p>1.178242</text:p>
          </table:table-cell>
          <table:table-cell office:value-type="float" office:value="1.1899943" calcext:value-type="float">
            <text:p>1.1899943</text:p>
          </table:table-cell>
          <table:table-cell office:value-type="float" office:value="1.1762831" calcext:value-type="float">
            <text:p>1.1762831</text:p>
          </table:table-cell>
          <table:table-cell office:value-type="float" office:value="1.1673048" calcext:value-type="float">
            <text:p>1.1673048</text:p>
          </table:table-cell>
          <table:table-cell office:value-type="float" office:value="1.1027914" calcext:value-type="float">
            <text:p>1.10279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2711637" calcext:value-type="float">
            <text:p>1.2711637</text:p>
          </table:table-cell>
          <table:table-cell office:value-type="float" office:value="1.1523194" calcext:value-type="float">
            <text:p>1.1523194</text:p>
          </table:table-cell>
          <table:table-cell office:value-type="float" office:value="1.1863152" calcext:value-type="float">
            <text:p>1.1863152</text:p>
          </table:table-cell>
          <table:table-cell office:value-type="float" office:value="1.207785" calcext:value-type="float">
            <text:p>1.207785</text:p>
          </table:table-cell>
          <table:table-cell office:value-type="float" office:value="1.1970184" calcext:value-type="float">
            <text:p>1.1970184</text:p>
          </table:table-cell>
          <table:table-cell office:value-type="float" office:value="1.1841463" calcext:value-type="float">
            <text:p>1.1841463</text:p>
          </table:table-cell>
          <table:table-cell office:value-type="float" office:value="1.1176109" calcext:value-type="float">
            <text:p>1.1176109</text:p>
          </table:table-cell>
        </table:table-row>
      </table:table>
      <table:table table:name="SeqCu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utoff</text:p>
          </table:table-cell>
          <table:table-cell office:value-type="string" calcext:value-type="string">
            <text:p>inp1.tx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AVERAGE([Data.B2:.B11])" office:value-type="float" office:value="1.13874669" calcext:value-type="float">
            <text:p>1.138746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127788" calcext:value-type="float">
            <text:p>1.112778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1156659" calcext:value-type="float">
            <text:p>1.11566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1125805" calcext:value-type="float">
            <text:p>1.11258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1082559" calcext:value-type="float">
            <text:p>1.108255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1080846" calcext:value-type="float">
            <text:p>1.1080846</text:p>
          </table:table-cell>
        </table:table-row>
      </table:table>
      <table:table table:name="Mean Filtering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ilter size</text:p>
          </table:table-cell>
          <table:table-cell office:value-type="string" calcext:value-type="string">
            <text:p>inp1.txt</text:p>
          </table:table-cell>
          <table:table-cell office:value-type="string" calcext:value-type="string">
            <text:p>inp1B.txt</text:p>
          </table:table-cell>
          <table:table-cell office:value-type="string" calcext:value-type="string">
            <text:p>inp2.txt</text:p>
          </table:table-cell>
          <table:table-cell office:value-type="string" calcext:value-type="string">
            <text:p>inp2B.txt</text:p>
          </table:table-cell>
          <table:table-cell office:value-type="string" calcext:value-type="string">
            <text:p>inp3.txt</text:p>
          </table:table-cell>
          <table:table-cell office:value-type="string" calcext:value-type="string">
            <text:p>inp3B.txt</text:p>
          </table:table-cell>
          <table:table-cell office:value-type="string" calcext:value-type="string">
            <text:p>inp4.tx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461577" calcext:value-type="float">
            <text:p>1.1461577</text:p>
          </table:table-cell>
          <table:table-cell office:value-type="float" office:value="0.99891424" calcext:value-type="float">
            <text:p>0.99891424</text:p>
          </table:table-cell>
          <table:table-cell office:value-type="float" office:value="1.0191134" calcext:value-type="float">
            <text:p>1.0191134</text:p>
          </table:table-cell>
          <table:table-cell office:value-type="float" office:value="1.0182238" calcext:value-type="float">
            <text:p>1.0182238</text:p>
          </table:table-cell>
          <table:table-cell office:value-type="float" office:value="1.0125049" calcext:value-type="float">
            <text:p>1.0125049</text:p>
          </table:table-cell>
          <table:table-cell office:value-type="float" office:value="1.0186957" calcext:value-type="float">
            <text:p>1.0186957</text:p>
          </table:table-cell>
          <table:table-cell office:value-type="float" office:value="1.0032647" calcext:value-type="float">
            <text:p>1.00326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170705" calcext:value-type="float">
            <text:p>1.0170705</text:p>
          </table:table-cell>
          <table:table-cell office:value-type="float" office:value="1.0149336" calcext:value-type="float">
            <text:p>1.0149336</text:p>
          </table:table-cell>
          <table:table-cell office:value-type="float" office:value="1.0188293" calcext:value-type="float">
            <text:p>1.0188293</text:p>
          </table:table-cell>
          <table:table-cell office:value-type="float" office:value="1.0027409" calcext:value-type="float">
            <text:p>1.0027409</text:p>
          </table:table-cell>
          <table:table-cell office:value-type="float" office:value="1.0114405" calcext:value-type="float">
            <text:p>1.0114405</text:p>
          </table:table-cell>
          <table:table-cell office:value-type="float" office:value="1.0085057" calcext:value-type="float">
            <text:p>1.0085057</text:p>
          </table:table-cell>
          <table:table-cell office:value-type="float" office:value="1.0298382" calcext:value-type="float">
            <text:p>1.02983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323111" calcext:value-type="float">
            <text:p>1.0323111</text:p>
          </table:table-cell>
          <table:table-cell office:value-type="float" office:value="0.9913654" calcext:value-type="float">
            <text:p>0.9913654</text:p>
          </table:table-cell>
          <table:table-cell office:value-type="float" office:value="1.0103176" calcext:value-type="float">
            <text:p>1.0103176</text:p>
          </table:table-cell>
          <table:table-cell office:value-type="float" office:value="1.0108198" calcext:value-type="float">
            <text:p>1.0108198</text:p>
          </table:table-cell>
          <table:table-cell office:value-type="float" office:value="1.0097913" calcext:value-type="float">
            <text:p>1.0097913</text:p>
          </table:table-cell>
          <table:table-cell office:value-type="float" office:value="1.0118032" calcext:value-type="float">
            <text:p>1.0118032</text:p>
          </table:table-cell>
          <table:table-cell office:value-type="float" office:value="1.0153126" calcext:value-type="float">
            <text:p>1.01531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175439" calcext:value-type="float">
            <text:p>1.0175439</text:p>
          </table:table-cell>
          <table:table-cell office:value-type="float" office:value="1.0174007" calcext:value-type="float">
            <text:p>1.0174007</text:p>
          </table:table-cell>
          <table:table-cell office:value-type="float" office:value="1.0213494" calcext:value-type="float">
            <text:p>1.0213494</text:p>
          </table:table-cell>
          <table:table-cell office:value-type="float" office:value="1.0026771" calcext:value-type="float">
            <text:p>1.0026771</text:p>
          </table:table-cell>
          <table:table-cell office:value-type="float" office:value="1.0123929" calcext:value-type="float">
            <text:p>1.0123929</text:p>
          </table:table-cell>
          <table:table-cell office:value-type="float" office:value="1.0108844" calcext:value-type="float">
            <text:p>1.0108844</text:p>
          </table:table-cell>
          <table:table-cell office:value-type="float" office:value="0.9853698" calcext:value-type="float">
            <text:p>0.98536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246036" calcext:value-type="float">
            <text:p>1.0246036</text:p>
          </table:table-cell>
          <table:table-cell office:value-type="float" office:value="1.012419" calcext:value-type="float">
            <text:p>1.012419</text:p>
          </table:table-cell>
          <table:table-cell office:value-type="float" office:value="1.0086086" calcext:value-type="float">
            <text:p>1.0086086</text:p>
          </table:table-cell>
          <table:table-cell office:value-type="float" office:value="1.007051" calcext:value-type="float">
            <text:p>1.007051</text:p>
          </table:table-cell>
          <table:table-cell office:value-type="float" office:value="1.0048853" calcext:value-type="float">
            <text:p>1.0048853</text:p>
          </table:table-cell>
          <table:table-cell office:value-type="float" office:value="1.0103633" calcext:value-type="float">
            <text:p>1.0103633</text:p>
          </table:table-cell>
          <table:table-cell office:value-type="float" office:value="1.0105948" calcext:value-type="float">
            <text:p>1.01059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032644" calcext:value-type="float">
            <text:p>1.0032644</text:p>
          </table:table-cell>
          <table:table-cell office:value-type="float" office:value="0.9968321" calcext:value-type="float">
            <text:p>0.9968321</text:p>
          </table:table-cell>
          <table:table-cell office:value-type="float" office:value="1.0179749" calcext:value-type="float">
            <text:p>1.0179749</text:p>
          </table:table-cell>
          <table:table-cell office:value-type="float" office:value="1.0174383" calcext:value-type="float">
            <text:p>1.0174383</text:p>
          </table:table-cell>
          <table:table-cell office:value-type="float" office:value="1.0082641" calcext:value-type="float">
            <text:p>1.0082641</text:p>
          </table:table-cell>
          <table:table-cell office:value-type="float" office:value="1.0126365" calcext:value-type="float">
            <text:p>1.0126365</text:p>
          </table:table-cell>
          <table:table-cell office:value-type="float" office:value="1.025186" calcext:value-type="float">
            <text:p>1.0251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923581" calcext:value-type="float">
            <text:p>0.9923581</text:p>
          </table:table-cell>
          <table:table-cell office:value-type="float" office:value="0.98645836" calcext:value-type="float">
            <text:p>0.98645836</text:p>
          </table:table-cell>
          <table:table-cell office:value-type="float" office:value="0.9958242" calcext:value-type="float">
            <text:p>0.9958242</text:p>
          </table:table-cell>
          <table:table-cell office:value-type="float" office:value="1.0072389" calcext:value-type="float">
            <text:p>1.0072389</text:p>
          </table:table-cell>
          <table:table-cell office:value-type="float" office:value="1.0130727" calcext:value-type="float">
            <text:p>1.0130727</text:p>
          </table:table-cell>
          <table:table-cell office:value-type="float" office:value="1.011466" calcext:value-type="float">
            <text:p>1.011466</text:p>
          </table:table-cell>
          <table:table-cell office:value-type="float" office:value="1.0026234" calcext:value-type="float">
            <text:p>1.00262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0326327" calcext:value-type="float">
            <text:p>1.0326327</text:p>
          </table:table-cell>
          <table:table-cell office:value-type="float" office:value="1.0064205" calcext:value-type="float">
            <text:p>1.0064205</text:p>
          </table:table-cell>
          <table:table-cell office:value-type="float" office:value="1.0019889" calcext:value-type="float">
            <text:p>1.0019889</text:p>
          </table:table-cell>
          <table:table-cell office:value-type="float" office:value="1.0152609" calcext:value-type="float">
            <text:p>1.0152609</text:p>
          </table:table-cell>
          <table:table-cell office:value-type="float" office:value="1.0102018" calcext:value-type="float">
            <text:p>1.0102018</text:p>
          </table:table-cell>
          <table:table-cell office:value-type="float" office:value="1.0095644" calcext:value-type="float">
            <text:p>1.0095644</text:p>
          </table:table-cell>
          <table:table-cell office:value-type="float" office:value="1.0139312" calcext:value-type="float">
            <text:p>1.01393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0121212" calcext:value-type="float">
            <text:p>1.0121212</text:p>
          </table:table-cell>
          <table:table-cell office:value-type="float" office:value="1.0010695" calcext:value-type="float">
            <text:p>1.0010695</text:p>
          </table:table-cell>
          <table:table-cell office:value-type="float" office:value="1.0001982" calcext:value-type="float">
            <text:p>1.0001982</text:p>
          </table:table-cell>
          <table:table-cell office:value-type="float" office:value="1.012731" calcext:value-type="float">
            <text:p>1.012731</text:p>
          </table:table-cell>
          <table:table-cell office:value-type="float" office:value="1.0149927" calcext:value-type="float">
            <text:p>1.0149927</text:p>
          </table:table-cell>
          <table:table-cell office:value-type="float" office:value="1.0114468" calcext:value-type="float">
            <text:p>1.0114468</text:p>
          </table:table-cell>
          <table:table-cell office:value-type="float" office:value="1.0080819" calcext:value-type="float">
            <text:p>1.00808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0120548" calcext:value-type="float">
            <text:p>1.0120548</text:p>
          </table:table-cell>
          <table:table-cell office:value-type="float" office:value="1.0248113" calcext:value-type="float">
            <text:p>1.0248113</text:p>
          </table:table-cell>
          <table:table-cell office:value-type="float" office:value="1.0025733" calcext:value-type="float">
            <text:p>1.0025733</text:p>
          </table:table-cell>
          <table:table-cell office:value-type="float" office:value="1.0061175" calcext:value-type="float">
            <text:p>1.0061175</text:p>
          </table:table-cell>
          <table:table-cell office:value-type="float" office:value="1.013864" calcext:value-type="float">
            <text:p>1.013864</text:p>
          </table:table-cell>
          <table:table-cell office:value-type="float" office:value="1.0115083" calcext:value-type="float">
            <text:p>1.0115083</text:p>
          </table:table-cell>
          <table:table-cell office:value-type="float" office:value="1.0090617" calcext:value-type="float">
            <text:p>1.00906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0000/00/00</text:date>, <text:time style:data-style-name="N2" text:time-value="19:11:53.497020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8T17:55:35.445073223</meta:creation-date>
    <dc:date>2015-08-10T20:34:33.815604321</dc:date>
    <meta:editing-duration>PT6H21M</meta:editing-duration>
    <meta:editing-cycles>20</meta:editing-cycles>
    <meta:generator>LibreOffice/4.2.8.2$Linux_X86_64 LibreOffice_project/420m0$Build-2</meta:generator>
    <meta:document-statistic meta:table-count="3" meta:cell-count="1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23" chart:interval-maj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.8" chart:maximum="1.4" chart:interval-major="0.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7.342cm" svg:height="16.39cm" xlink:href=".." xlink:type="simple" chart:class="chart:scatter" chart:style-name="ch1">
        <chart:title svg:x="9.05cm" svg:y="0.463cm" chart:style-name="ch2">
          <text:p>Speedup vs Filter Size for Various Input Sizes</text:p>
        </chart:title>
        <chart:legend chart:legend-position="end" svg:x="24.622cm" svg:y="6.402cm" style:legend-expansion="high" chart:style-name="ch3"/>
        <chart:plot-area chart:style-name="ch4" table:cell-range-address="Data.A2:Data.H11 Data.B1:Data.H1" chart:data-source-has-labels="row" svg:x="1.557cm" svg:y="1.595cm" svg:width="22.519cm" svg:height="13.487cm">
          <chartooo:coordinate-region svg:x="2.284cm" svg:y="1.795cm" svg:width="21.606cm" svg:height="12.64cm"/>
          <chart:axis chart:dimension="x" chart:name="primary-x" chart:style-name="ch5">
            <chart:title svg:x="12.071cm" svg:y="15.409cm" chart:style-name="ch6">
              <text:p>Filter size</text:p>
            </chart:title>
            <chart:grid chart:style-name="ch7" chart:class="major"/>
          </chart:axis>
          <chart:axis chart:dimension="y" chart:name="primary-y" chart:style-name="ch8">
            <chart:title svg:x="0.451cm" svg:y="9.057cm" chart:style-name="ch9">
              <text:p>Speedup</text:p>
            </chart:title>
            <chart:grid chart:style-name="ch7" chart:class="major"/>
          </chart:axis>
          <chart:series chart:style-name="ch10" chart:values-cell-range-address="Data.B2:Data.B11" chart:label-cell-address="Data.B1:Data.B1" chart:class="chart:scatter">
            <chart:domain table:cell-range-address="Data.A2:Data.A11"/>
            <chart:data-point chart:repeated="10"/>
          </chart:series>
          <chart:series chart:style-name="ch11" chart:values-cell-range-address="Data.C2:Data.C11" chart:label-cell-address="Data.C1:Data.C1" chart:class="chart:scatter">
            <chart:data-point chart:repeated="10"/>
          </chart:series>
          <chart:series chart:style-name="ch12" chart:values-cell-range-address="Data.D2:Data.D11" chart:label-cell-address="Data.D1:Data.D1" chart:class="chart:scatter">
            <chart:data-point chart:repeated="10"/>
          </chart:series>
          <chart:series chart:style-name="ch13" chart:values-cell-range-address="Data.E2:Data.E11" chart:label-cell-address="Data.E1:Data.E1" chart:class="chart:scatter">
            <chart:data-point chart:repeated="10"/>
          </chart:series>
          <chart:series chart:style-name="ch14" chart:values-cell-range-address="Data.F2:Data.F11" chart:label-cell-address="Data.F1:Data.F1" chart:class="chart:scatter">
            <chart:data-point chart:repeated="10"/>
          </chart:series>
          <chart:series chart:style-name="ch15" chart:values-cell-range-address="Data.G2:Data.G11" chart:label-cell-address="Data.G1:Data.G1" chart:class="chart:scatter">
            <chart:data-point chart:repeated="10"/>
          </chart:series>
          <chart:series chart:style-name="ch16" chart:values-cell-range-address="Data.H2:Data.H11" chart:label-cell-address="Data.H1:Data.H1" chart:class="chart:scatter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p1.txt</text:p>
                <draw:g>
                  <svg:desc>Data.B1:Data.B1</svg:desc>
                </draw:g>
              </table:table-cell>
              <table:table-cell office:value-type="string">
                <text:p>inp1B.txt</text:p>
                <draw:g>
                  <svg:desc>Data.C1:Data.C1</svg:desc>
                </draw:g>
              </table:table-cell>
              <table:table-cell office:value-type="string">
                <text:p>inp2.txt</text:p>
                <draw:g>
                  <svg:desc>Data.D1:Data.D1</svg:desc>
                </draw:g>
              </table:table-cell>
              <table:table-cell office:value-type="string">
                <text:p>inp2B.txt</text:p>
                <draw:g>
                  <svg:desc>Data.E1:Data.E1</svg:desc>
                </draw:g>
              </table:table-cell>
              <table:table-cell office:value-type="string">
                <text:p>inp3.txt</text:p>
                <draw:g>
                  <svg:desc>Data.F1:Data.F1</svg:desc>
                </draw:g>
              </table:table-cell>
              <table:table-cell office:value-type="string">
                <text:p>inp3B.txt</text:p>
                <draw:g>
                  <svg:desc>Data.G1:Data.G1</svg:desc>
                </draw:g>
              </table:table-cell>
              <table:table-cell office:value-type="string">
                <text:p>inp4.txt</text:p>
                <draw:g>
                  <svg:desc>Data.H1: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Data.A2:Data.A11</svg:desc>
                </draw:g>
              </table:table-cell>
              <table:table-cell office:value-type="float" office:value="1.1530782">
                <text:p>1.1530782</text:p>
                <draw:g>
                  <svg:desc>Data.B2:Data.B11</svg:desc>
                </draw:g>
              </table:table-cell>
              <table:table-cell office:value-type="float" office:value="1.1547884">
                <text:p>1.1547884</text:p>
                <draw:g>
                  <svg:desc>Data.C2:Data.C11</svg:desc>
                </draw:g>
              </table:table-cell>
              <table:table-cell office:value-type="float" office:value="1.0620489">
                <text:p>1.0620489</text:p>
                <draw:g>
                  <svg:desc>Data.D2:Data.D11</svg:desc>
                </draw:g>
              </table:table-cell>
              <table:table-cell office:value-type="float" office:value="1.0804042">
                <text:p>1.0804042</text:p>
                <draw:g>
                  <svg:desc>Data.E2:Data.E11</svg:desc>
                </draw:g>
              </table:table-cell>
              <table:table-cell office:value-type="float" office:value="1.0321307">
                <text:p>1.0321307</text:p>
                <draw:g>
                  <svg:desc>Data.F2:Data.F11</svg:desc>
                </draw:g>
              </table:table-cell>
              <table:table-cell office:value-type="float" office:value="1.0332456">
                <text:p>1.0332456</text:p>
                <draw:g>
                  <svg:desc>Data.G2:Data.G11</svg:desc>
                </draw:g>
              </table:table-cell>
              <table:table-cell office:value-type="float" office:value="1.0599155">
                <text:p>1.0599155</text:p>
                <draw:g>
                  <svg:desc>Data.H2:Data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0050454">
                <text:p>1.0050454</text:p>
              </table:table-cell>
              <table:table-cell office:value-type="float" office:value="1.0724378">
                <text:p>1.0724378</text:p>
              </table:table-cell>
              <table:table-cell office:value-type="float" office:value="1.0091927">
                <text:p>1.0091927</text:p>
              </table:table-cell>
              <table:table-cell office:value-type="float" office:value="1.0083998">
                <text:p>1.0083998</text:p>
              </table:table-cell>
              <table:table-cell office:value-type="float" office:value="1.0328423">
                <text:p>1.0328423</text:p>
              </table:table-cell>
              <table:table-cell office:value-type="float" office:value="1.035354">
                <text:p>1.035354</text:p>
              </table:table-cell>
              <table:table-cell office:value-type="float" office:value="1.0201154">
                <text:p>1.0201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.0226125">
                <text:p>1.0226125</text:p>
              </table:table-cell>
              <table:table-cell office:value-type="float" office:value="0.9951279">
                <text:p>0.9951279</text:p>
              </table:table-cell>
              <table:table-cell office:value-type="float" office:value="1.0233855">
                <text:p>1.0233855</text:p>
              </table:table-cell>
              <table:table-cell office:value-type="float" office:value="1.0485989">
                <text:p>1.0485989</text:p>
              </table:table-cell>
              <table:table-cell office:value-type="float" office:value="1.061165">
                <text:p>1.061165</text:p>
              </table:table-cell>
              <table:table-cell office:value-type="float" office:value="1.0617778">
                <text:p>1.0617778</text:p>
              </table:table-cell>
              <table:table-cell office:value-type="float" office:value="1.0270666">
                <text:p>1.0270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.0839602">
                <text:p>1.0839602</text:p>
              </table:table-cell>
              <table:table-cell office:value-type="float" office:value="1.1575563">
                <text:p>1.1575563</text:p>
              </table:table-cell>
              <table:table-cell office:value-type="float" office:value="1.0800197">
                <text:p>1.0800197</text:p>
              </table:table-cell>
              <table:table-cell office:value-type="float" office:value="1.0880033">
                <text:p>1.0880033</text:p>
              </table:table-cell>
              <table:table-cell office:value-type="float" office:value="1.080827">
                <text:p>1.080827</text:p>
              </table:table-cell>
              <table:table-cell office:value-type="float" office:value="1.0770323">
                <text:p>1.0770323</text:p>
              </table:table-cell>
              <table:table-cell office:value-type="float" office:value="1.0342126">
                <text:p>1.0342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.0174192">
                <text:p>1.0174192</text:p>
              </table:table-cell>
              <table:table-cell office:value-type="float" office:value="1.1603634">
                <text:p>1.1603634</text:p>
              </table:table-cell>
              <table:table-cell office:value-type="float" office:value="1.0890365">
                <text:p>1.0890365</text:p>
              </table:table-cell>
              <table:table-cell office:value-type="float" office:value="1.0932679">
                <text:p>1.0932679</text:p>
              </table:table-cell>
              <table:table-cell office:value-type="float" office:value="1.0919018">
                <text:p>1.0919018</text:p>
              </table:table-cell>
              <table:table-cell office:value-type="float" office:value="1.095849">
                <text:p>1.095849</text:p>
              </table:table-cell>
              <table:table-cell office:value-type="float" office:value="1.0422902">
                <text:p>1.0422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.1298937">
                <text:p>1.1298937</text:p>
              </table:table-cell>
              <table:table-cell office:value-type="float" office:value="1.0684094">
                <text:p>1.0684094</text:p>
              </table:table-cell>
              <table:table-cell office:value-type="float" office:value="1.1208028">
                <text:p>1.1208028</text:p>
              </table:table-cell>
              <table:table-cell office:value-type="float" office:value="1.1114625">
                <text:p>1.1114625</text:p>
              </table:table-cell>
              <table:table-cell office:value-type="float" office:value="1.115918">
                <text:p>1.115918</text:p>
              </table:table-cell>
              <table:table-cell office:value-type="float" office:value="1.1162412">
                <text:p>1.1162412</text:p>
              </table:table-cell>
              <table:table-cell office:value-type="float" office:value="1.0507517">
                <text:p>1.0507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.0681978">
                <text:p>1.0681978</text:p>
              </table:table-cell>
              <table:table-cell office:value-type="float" office:value="1.0470124">
                <text:p>1.0470124</text:p>
              </table:table-cell>
              <table:table-cell office:value-type="float" office:value="1.1235392">
                <text:p>1.1235392</text:p>
              </table:table-cell>
              <table:table-cell office:value-type="float" office:value="1.142426">
                <text:p>1.142426</text:p>
              </table:table-cell>
              <table:table-cell office:value-type="float" office:value="1.1389225">
                <text:p>1.1389225</text:p>
              </table:table-cell>
              <table:table-cell office:value-type="float" office:value="1.1276027">
                <text:p>1.1276027</text:p>
              </table:table-cell>
              <table:table-cell office:value-type="float" office:value="1.0680941">
                <text:p>1.06809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.283089">
                <text:p>1.283089</text:p>
              </table:table-cell>
              <table:table-cell office:value-type="float" office:value="1.1590098">
                <text:p>1.1590098</text:p>
              </table:table-cell>
              <table:table-cell office:value-type="float" office:value="1.1495609">
                <text:p>1.1495609</text:p>
              </table:table-cell>
              <table:table-cell office:value-type="float" office:value="1.1473835">
                <text:p>1.1473835</text:p>
              </table:table-cell>
              <table:table-cell office:value-type="float" office:value="1.155152">
                <text:p>1.155152</text:p>
              </table:table-cell>
              <table:table-cell office:value-type="float" office:value="1.1457701">
                <text:p>1.1457701</text:p>
              </table:table-cell>
              <table:table-cell office:value-type="float" office:value="1.0837604">
                <text:p>1.08376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.3530072">
                <text:p>1.3530072</text:p>
              </table:table-cell>
              <table:table-cell office:value-type="float" office:value="1.1511763">
                <text:p>1.1511763</text:p>
              </table:table-cell>
              <table:table-cell office:value-type="float" office:value="1.178242">
                <text:p>1.178242</text:p>
              </table:table-cell>
              <table:table-cell office:value-type="float" office:value="1.1899943">
                <text:p>1.1899943</text:p>
              </table:table-cell>
              <table:table-cell office:value-type="float" office:value="1.1762831">
                <text:p>1.1762831</text:p>
              </table:table-cell>
              <table:table-cell office:value-type="float" office:value="1.1673048">
                <text:p>1.1673048</text:p>
              </table:table-cell>
              <table:table-cell office:value-type="float" office:value="1.1027914">
                <text:p>1.1027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.2711637">
                <text:p>1.2711637</text:p>
              </table:table-cell>
              <table:table-cell office:value-type="float" office:value="1.1523194">
                <text:p>1.1523194</text:p>
              </table:table-cell>
              <table:table-cell office:value-type="float" office:value="1.1863152">
                <text:p>1.1863152</text:p>
              </table:table-cell>
              <table:table-cell office:value-type="float" office:value="1.207785">
                <text:p>1.207785</text:p>
              </table:table-cell>
              <table:table-cell office:value-type="float" office:value="1.1970184">
                <text:p>1.1970184</text:p>
              </table:table-cell>
              <table:table-cell office:value-type="float" office:value="1.1841463">
                <text:p>1.1841463</text:p>
              </table:table-cell>
              <table:table-cell office:value-type="float" office:value="1.1176109">
                <text:p>1.1176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